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fb20" officeooo:paragraph-rsid="001cfb2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0d17"/>
    </style:style>
    <style:style style:name="T6" style:family="text">
      <style:text-properties officeooo:rsid="001cf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5">November</text:span> 202<text:span text:style-name="T3">1</text:span> under the <text:span text:style-name="T5">2nd</text:span> PA Meeting.</text:p>
      <text:p text:style-name="P1"/>
      <text:p text:style-name="P1">The Assembly, recognising the current situation,</text:p>
      <text:p text:style-name="P1"/>
      <text:p text:style-name="P4">Constitutes the need to recognise Spiral City, for it is an active part of the server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4">eldegron</text:p>
      <text:p text:style-name="P4">Roxxagon</text:p>
      <text:p text:style-name="P1"/>
      <text:p text:style-name="P1"/>
      <text:p text:style-name="P1"/>
      <text:p text:style-name="Standard"><text:span text:style-name="T1">[</text:span><text:span text:style-name="T2">Motion 2-2: To recognise Spiral City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4T13:21:43.409591267</dc:date>
    <meta:editing-duration>PT2M45S</meta:editing-duration>
    <meta:editing-cycles>7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9" meta:word-count="50" meta:character-count="305" meta:non-whitespace-character-count="264"/>
  </office:meta>
</office:document-meta>
</file>